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5"/>
          <table:table-cell table:number-columns-repeated="1010"/>
        </table:table-row>
        <table:table-row table:style-name="ro1">
          <table:table-cell table:style-name="ce15" office:value-type="string" calcext:value-type="string">
            <text:p>RU000A100J18 (Домодедово выпуск 2 )</text:p>
          </table:table-cell>
          <table:table-cell table:style-name="ce15" table:number-columns-repeated="12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.00.0000</text:date>, <text:time style:data-style-name="N2" text:time-value="14:43:31.4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11T14:46:13.953000000</dc:date>
    <meta:editing-duration>P2DT20H55M33S</meta:editing-duration>
    <meta:editing-cycles>1092</meta:editing-cycles>
    <meta:document-statistic meta:table-count="2" meta:cell-count="4940" meta:object-count="0"/>
  </office:meta>
</office:document-meta>
</file>